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Fatima Blockhaus</text:p>
            <text:p text:style-name="P10"/>
            <text:p text:style-name="P10">Education Officer</text:p>
            <text:p text:style-name="Contact_20_info">1234567890 – <text:span text:style-name="T15">sherilyn.jast@howell.name – </text:span><text:span text:style-name="T16">www.my-website.com</text:span></text:p>
            <text:p text:style-name="Contact_20_info"/>
            <text:p text:style-name="P7">Vel eveniet modi esse deleniti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96df5339-c84f-4f12-9fbe-99e5e76ac39c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c00d75f-bcf3-4818-a2a5-466399e19002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4dab3fe-db09-4cf3-aea3-4c53b95fb60a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Fatima Blockhaus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